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weight="bold" officeooo:paragraph-rsid="000f5475" style:font-weight-asian="bold" style:font-weight-complex="bold"/>
    </style:style>
    <style:style style:name="P2" style:family="paragraph" style:parent-style-name="Standard">
      <style:paragraph-properties fo:text-align="start" style:justify-single-word="false"/>
      <style:text-properties fo:font-weight="bold" officeooo:paragraph-rsid="00134550" style:font-weight-asian="bold" style:font-weight-complex="bold"/>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weight="bold" officeooo:paragraph-rsid="001dfbfc" style:font-weight-asian="bold" style:font-weight-complex="bold"/>
    </style:style>
    <style:style style:name="P5"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f5475" officeooo:paragraph-rsid="000f5475" style:font-size-asian="16pt" style:font-weight-asian="bold" style:font-size-complex="16pt" style:font-weight-complex="bold"/>
    </style:style>
    <style:style style:name="P6"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f5475" officeooo:paragraph-rsid="0010592e" style:font-size-asian="16pt" style:font-weight-asian="bold" style:font-size-complex="16pt" style:font-weight-complex="bold"/>
    </style:style>
    <style:style style:name="P7" style:family="paragraph" style:parent-style-name="Standard">
      <style:paragraph-properties fo:text-align="start" style:justify-single-word="false"/>
      <style:text-properties officeooo:paragraph-rsid="000f5475"/>
    </style:style>
    <style:style style:name="P8" style:family="paragraph" style:parent-style-name="Text_20_body">
      <style:paragraph-properties fo:text-align="start" style:justify-single-word="false"/>
      <style:text-properties officeooo:paragraph-rsid="000f5475"/>
    </style:style>
    <style:style style:name="P9" style:family="paragraph" style:parent-style-name="Standard">
      <style:paragraph-properties fo:text-align="start" style:justify-single-word="false"/>
      <style:text-properties officeooo:paragraph-rsid="00134550"/>
    </style:style>
    <style:style style:name="P10" style:family="paragraph" style:parent-style-name="Standard">
      <style:paragraph-properties fo:text-align="start" style:justify-single-word="false"/>
      <style:text-properties fo:font-weight="normal" officeooo:paragraph-rsid="000f5475" style:font-weight-asian="normal" style:font-weight-complex="normal"/>
    </style:style>
    <style:style style:name="P11" style:family="paragraph" style:parent-style-name="Text_20_body">
      <style:paragraph-properties fo:text-align="start" style:justify-single-word="false"/>
      <style:text-properties fo:font-weight="normal" officeooo:paragraph-rsid="000f5475" style:font-weight-asian="normal" style:font-weight-complex="normal"/>
    </style:style>
    <style:style style:name="P12" style:family="paragraph" style:parent-style-name="Text_20_body">
      <style:text-properties fo:font-weight="normal" officeooo:paragraph-rsid="001dfbfc" style:font-weight-asian="normal" style:font-weight-complex="normal"/>
    </style:style>
    <style:style style:name="P13" style:family="paragraph" style:parent-style-name="Text_20_body">
      <style:text-properties officeooo:paragraph-rsid="0019318c"/>
    </style:style>
    <style:style style:name="P14" style:family="paragraph" style:parent-style-name="Text_20_body">
      <style:text-properties officeooo:paragraph-rsid="00204d32"/>
    </style:style>
    <style:style style:name="P15" style:family="paragraph" style:parent-style-name="Text_20_body">
      <style:text-properties officeooo:rsid="00240053" officeooo:paragraph-rsid="00240053"/>
    </style:style>
    <style:style style:name="P16" style:family="paragraph" style:parent-style-name="Text_20_body">
      <style:text-properties officeooo:paragraph-rsid="00240053"/>
    </style:style>
    <style:style style:name="P17" style:family="paragraph" style:parent-style-name="Text_20_body">
      <style:text-properties officeooo:paragraph-rsid="00278a5f"/>
    </style:style>
    <style:style style:name="P18" style:family="paragraph" style:parent-style-name="Quotations">
      <style:paragraph-properties fo:margin-left="0in" fo:margin-right="0.3937in" fo:text-indent="0in" style:auto-text-indent="false"/>
      <style:text-properties officeooo:paragraph-rsid="003b7b24"/>
    </style:style>
    <style:style style:name="P19" style:family="paragraph" style:parent-style-name="Standard">
      <style:paragraph-properties fo:text-align="start" style:justify-single-word="false"/>
      <style:text-properties fo:font-weight="normal" officeooo:paragraph-rsid="000f5475" style:font-weight-asian="normal" style:font-weight-complex="normal"/>
    </style:style>
    <style:style style:name="P20" style:family="paragraph" style:parent-style-name="Text_20_body">
      <style:text-properties officeooo:paragraph-rsid="0032c3f6"/>
    </style:style>
    <style:style style:name="P21" style:family="paragraph" style:parent-style-name="Text_20_body">
      <style:text-properties officeooo:paragraph-rsid="00394f24"/>
    </style:style>
    <style:style style:name="P22" style:family="paragraph" style:parent-style-name="Text_20_body">
      <style:text-properties officeooo:paragraph-rsid="003b7b24"/>
    </style:style>
    <style:style style:name="T1" style:family="text">
      <style:text-properties officeooo:rsid="000f5475"/>
    </style:style>
    <style:style style:name="T2" style:family="text">
      <style:text-properties fo:font-size="12pt" style:text-underline-style="none" officeooo:rsid="000f5475" style:font-size-asian="10.5pt" style:font-size-complex="12pt"/>
    </style:style>
    <style:style style:name="T3" style:family="text">
      <style:text-properties fo:font-weight="normal" style:font-weight-asian="normal" style:font-weight-complex="normal"/>
    </style:style>
    <style:style style:name="T4" style:family="text">
      <style:text-properties fo:font-weight="normal" officeooo:rsid="000ff070" style:font-weight-asian="normal" style:font-weight-complex="normal"/>
    </style:style>
    <style:style style:name="T5" style:family="text">
      <style:text-properties fo:font-weight="normal" officeooo:rsid="0019318c" style:font-weight-asian="normal" style:font-weight-complex="normal"/>
    </style:style>
    <style:style style:name="T6" style:family="text">
      <style:text-properties fo:font-weight="normal" officeooo:rsid="00240053" style:font-weight-asian="normal" style:font-weight-complex="normal"/>
    </style:style>
    <style:style style:name="T7" style:family="text">
      <style:text-properties fo:font-weight="normal" officeooo:rsid="00278a5f" style:font-weight-asian="normal" style:font-weight-complex="normal"/>
    </style:style>
    <style:style style:name="T8" style:family="text">
      <style:text-properties fo:font-weight="normal" officeooo:rsid="0032c3f6" style:font-weight-asian="normal" style:font-weight-complex="normal"/>
    </style:style>
    <style:style style:name="T9" style:family="text">
      <style:text-properties fo:font-weight="normal" officeooo:rsid="00394f24" style:font-weight-asian="normal" style:font-weight-complex="normal"/>
    </style:style>
    <style:style style:name="T10" style:family="text">
      <style:text-properties fo:font-weight="normal" officeooo:rsid="003b7b24" style:font-weight-asian="normal" style:font-weight-complex="normal"/>
    </style:style>
    <style:style style:name="T11" style:family="text">
      <style:text-properties fo:font-weight="bold" style:font-weight-asian="bold" style:font-weight-complex="bold"/>
    </style:style>
    <style:style style:name="T12" style:family="text">
      <style:text-properties fo:font-weight="bold" officeooo:rsid="0012281e" style:font-weight-asian="bold" style:font-weight-complex="bold"/>
    </style:style>
    <style:style style:name="T13" style:family="text">
      <style:text-properties fo:font-weight="bold" officeooo:rsid="000ff070" style:font-weight-asian="bold" style:font-weight-complex="bold"/>
    </style:style>
    <style:style style:name="T14" style:family="text">
      <style:text-properties fo:font-weight="bold" officeooo:rsid="0019318c" style:font-weight-asian="bold" style:font-weight-complex="bold"/>
    </style:style>
    <style:style style:name="T15" style:family="text">
      <style:text-properties fo:font-weight="bold" officeooo:rsid="00204d32" style:font-weight-asian="bold" style:font-weight-complex="bold"/>
    </style:style>
    <style:style style:name="T16" style:family="text">
      <style:text-properties fo:font-weight="bold" officeooo:rsid="00278a5f" style:font-weight-asian="bold" style:font-weight-complex="bold"/>
    </style:style>
    <style:style style:name="T17" style:family="text">
      <style:text-properties fo:font-weight="bold" officeooo:rsid="0032c3f6" style:font-weight-asian="bold" style:font-weight-complex="bold"/>
    </style:style>
    <style:style style:name="T18" style:family="text">
      <style:text-properties fo:font-weight="bold" officeooo:rsid="00394f24" style:font-weight-asian="bold" style:font-weight-complex="bold"/>
    </style:style>
    <style:style style:name="T19" style:family="text">
      <style:text-properties fo:font-weight="bold" officeooo:rsid="003b7b24" style:font-weight-asian="bold" style:font-weight-complex="bold"/>
    </style:style>
    <style:style style:name="T20" style:family="text">
      <style:text-properties officeooo:rsid="001c267d"/>
    </style:style>
    <style:style style:name="T21" style:family="text">
      <style:text-properties officeooo:rsid="001dfbfc"/>
    </style:style>
    <style:style style:name="T22" style:family="text">
      <style:text-properties officeooo:rsid="0032c3f6"/>
    </style:style>
    <style:style style:name="T23" style:family="text">
      <style:text-properties officeooo:rsid="00394f24"/>
    </style:style>
    <style:style style:name="T24" style:family="text">
      <style:text-properties officeooo:rsid="003b7b2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PYTHON INTERVIEW</text:p>
      <text:p text:style-name="P5"/>
      <text:p text:style-name="P1"><text:span text:style-name="T2">1&gt;. </text:span>What is Python? Why is Python called an interpreted language?</text:p>
      <text:p text:style-name="P7"/>
      <text:p text:style-name="P8"><text:span text:style-name="Strong_20_Emphasis"><text:span text:style-name="T3">Python is a high-level, easy-to-learn programming language known for its simple and readable syntax, which is very similar to the English language. It is widely used for web development, data analysis, automation, and scripting.</text:span></text:span></text:p>
      <text:p text:style-name="Text_20_body"><text:span text:style-name="Strong_20_Emphasis"><text:span text:style-name="T3">Python is called an interpreted language because the Python interpreter executes the code line by line at runtime instead of compiling the entire program at once. If an error occurs, execution stops at that line and an error message is displayed immediately.</text:span></text:span></text:p>
      <text:p text:style-name="P1"/>
      <text:p text:style-name="P1"><text:span text:style-name="T1">2&gt;. </text:span>What is the difference between a compiler and an interpreter?</text:p>
      <text:p text:style-name="P1"/>
      <text:p text:style-name="P11"><text:span text:style-name="Strong_20_Emphasis"><text:span text:style-name="T3">A compiler translates the entire source code into machine code at once. If any error exists, it reports all errors after the compilation process and does not generate an executable file until errors are fixed. </text:span></text:span><text:span text:style-name="Strong_20_Emphasis"><text:span text:style-name="T4">Compiler has faster execution.</text:span></text:span></text:p>
      <text:p text:style-name="Text_20_body"><text:span text:style-name="Strong_20_Emphasis"><text:span text:style-name="T3">An interpreter executes the program line by line. If an error occurs, execution stops immediately at that line and the error is shown at runtime. </text:span></text:span><text:span text:style-name="Strong_20_Emphasis"><text:span text:style-name="T4">Interpreter has slower execution.</text:span></text:span></text:p>
      <text:p text:style-name="Text_20_body"><text:span text:style-name="Strong_20_Emphasis"><text:span text:style-name="T4"/></text:span></text:p>
      <text:p text:style-name="Text_20_body"><text:span text:style-name="Strong_20_Emphasis"><text:span text:style-name="T12">3&gt;. </text:span></text:span><text:span text:style-name="Strong_20_Emphasis"><text:span text:style-name="T13">If I compare two dictionaries using </text:span></text:span><text:span text:style-name="Strong_20_Emphasis"><text:span text:style-name="Source_20_Text"><text:span text:style-name="T13">==</text:span></text:span></text:span><text:span text:style-name="Strong_20_Emphasis"><text:span text:style-name="T13">, what exactly does Python compare?<text:line-break/>Does the order of keys matter?</text:span></text:span></text:p>
      <text:p text:style-name="Text_20_body"><text:span text:style-name="Strong_20_Emphasis"><text:span text:style-name="T4">When comparing two dictionaries using </text:span></text:span><text:span text:style-name="Strong_20_Emphasis"><text:span text:style-name="Source_20_Text"><text:span text:style-name="T4">==</text:span></text:span></text:span><text:span text:style-name="Strong_20_Emphasis"><text:span text:style-name="T4">, Python checks whether both dictionaries contain the same key–value pairs. The order of keys does not matter; only the equality of keys and their corresponding values is considered.</text:span></text:span></text:p>
      <text:p text:style-name="Text_20_body"><text:span text:style-name="Strong_20_Emphasis"><text:span text:style-name="T13"/></text:span></text:p>
      <text:p text:style-name="P13"><text:span text:style-name="Strong_20_Emphasis"><text:span text:style-name="T14">4&gt;. What is the difference between a list and a tuple in Python?</text:span></text:span></text:p>
      <text:p text:style-name="P13"><text:span text:style-name="Strong_20_Emphasis"><text:span text:style-name="T5">List and tuple are both ordered collections in Python that can store heterogeneous data and allow duplicate elements.</text:span></text:span></text:p>
      <text:p text:style-name="Text_20_body"><text:span text:style-name="Strong_20_Emphasis"><text:span text:style-name="T3">A list is mutable</text:span></text:span>, meaning its elements can be modified after creation, and it is defined using square brackets <text:span text:style-name="Source_20_Text">[]</text:span>. Lists are commonly used when data needs to be changed frequently.</text:p>
      <text:p text:style-name="Text_20_body"><text:span text:style-name="Strong_20_Emphasis"><text:span text:style-name="T3">A tuple is immutable</text:span></text:span>, meaning its elements cannot be modified once created, and it is defined using round brackets <text:span text:style-name="Source_20_Text">()</text:span>. Tuples are faster than lists and are used when data should remain constant, such as fixed configurations or records. <text:span text:style-name="T20">And tuples take less memory in comparing with list.</text:span></text:p>
      <text:p text:style-name="P3"/>
      <text:p text:style-name="P4"/>
      <text:p text:style-name="P4"/>
      <text:p text:style-name="P4"/>
      <text:p text:style-name="P4"/>
      <text:p text:style-name="P4"><text:soft-page-break/><text:span text:style-name="T21">5&gt;. </text:span>What will be the output of the following code and why?</text:p>
      <text:p text:style-name="P4">t = (1, 2, [3, 4])</text:p>
      <text:p text:style-name="P4">t[2].append(5)</text:p>
      <text:p text:style-name="P4">print(t)</text:p>
      <text:p text:style-name="P12"><text:span text:style-name="T21">Output: </text:span>(1, 2, [3, 4, 5])</text:p>
      <text:p text:style-name="P12">Although tuples are immutable, they can contain mutable objects.<text:line-break/>In this case, the tuple itself is not modified, but the list inside the tuple is modified. Since the reference to the list remains the same, Python allows this operation without raising an error.</text:p>
      <text:p text:style-name="P13"><text:span text:style-name="Strong_20_Emphasis"><text:span text:style-name="T5"/></text:span></text:p>
      <text:p text:style-name="P14"><text:span text:style-name="Strong_20_Emphasis"><text:span text:style-name="T15">6&gt;. Explain </text:span></text:span><text:span text:style-name="Strong_20_Emphasis"><text:span text:style-name="Source_20_Text"><text:span text:style-name="T15">*args</text:span></text:span></text:span><text:span text:style-name="Strong_20_Emphasis"><text:span text:style-name="T15"> and </text:span></text:span><text:span text:style-name="Strong_20_Emphasis"><text:span text:style-name="Source_20_Text"><text:span text:style-name="T15">**kwargs</text:span></text:span></text:span><text:span text:style-name="Strong_20_Emphasis"><text:span text:style-name="T15"> in Python. Why and when do we use them?</text:span></text:span></text:p>
      <text:p text:style-name="Text_20_body"><text:span text:style-name="Strong_20_Emphasis"><text:span text:style-name="Source_20_Text"><text:span text:style-name="T4">*args</text:span></text:span></text:span><text:span text:style-name="Strong_20_Emphasis"><text:span text:style-name="T4"> is used to pass a variable number of positional arguments to a function. Inside the function, these arguments are received as a tuple.</text:span></text:span></text:p>
      <text:p text:style-name="Text_20_body"><text:span text:style-name="Strong_20_Emphasis"><text:span text:style-name="Source_20_Text"><text:span text:style-name="T3">**kwargs</text:span></text:span></text:span><text:span text:style-name="Strong_20_Emphasis"><text:span text:style-name="T3"> is used to pass a variable number of keyword arguments. Inside the function, these arguments are received as a dictionary.</text:span></text:span></text:p>
      <text:p text:style-name="Text_20_body">They are commonly used when we don’t know in advance how many arguments a function will receive.</text:p>
      <text:p text:style-name="P15">Ex:- <text:s/></text:p>
      <text:p text:style-name="P15">def demo(*args, **kwargs):</text:p>
      <text:p text:style-name="P15"><text:s text:c="4"/>print(args)</text:p>
      <text:p text:style-name="P15"><text:s text:c="4"/>print(kwargs)</text:p>
      <text:p text:style-name="P15">demo(1, 2, 3, name="sam", role="Developer") </text:p>
      <text:p text:style-name="Text_20_body"><text:span text:style-name="Strong_20_Emphasis"><text:span text:style-name="T4"/></text:span></text:p>
      <text:p text:style-name="P16"><text:span text:style-name="Strong_20_Emphasis"><text:span text:style-name="T6">OUTPUT:: <text:s/>(1,2,3)</text:span></text:span></text:p>
      <text:p text:style-name="P16"><text:span text:style-name="Strong_20_Emphasis"><text:span text:style-name="T6"><text:s text:c="20"/>{‘name’: ‘sam’, ‘role’: ‘Developer’}</text:span></text:span></text:p>
      <text:p text:style-name="Text_20_body"><text:span text:style-name="Strong_20_Emphasis"><text:span text:style-name="T11"/></text:span></text:p>
      <text:p text:style-name="P17"><text:span text:style-name="Strong_20_Emphasis"><text:span text:style-name="T16">7&gt;. <text:s/>Write a Python function that accepts any number of arguments and returns their sum.</text:span></text:span></text:p>
      <text:p text:style-name="P17"><text:span text:style-name="Strong_20_Emphasis"><text:span text:style-name="T7">def summation(*args):</text:span></text:span></text:p>
      <text:p text:style-name="P17"><text:span text:style-name="Strong_20_Emphasis"><text:span text:style-name="T7"><text:s text:c="4"/>total=0</text:span></text:span></text:p>
      <text:p text:style-name="P17"><text:span text:style-name="Strong_20_Emphasis"><text:span text:style-name="T7"><text:s text:c="4"/>for item in args:</text:span></text:span></text:p>
      <text:p text:style-name="P17"><text:span text:style-name="Strong_20_Emphasis"><text:span text:style-name="T7"><text:s text:c="8"/>total+=item</text:span></text:span></text:p>
      <text:p text:style-name="P17"><text:span text:style-name="Strong_20_Emphasis"><text:span text:style-name="T7"><text:s text:c="4"/>return total</text:span></text:span></text:p>
      <text:p text:style-name="P17"><text:span text:style-name="Strong_20_Emphasis"><text:span text:style-name="T7">print(summation(1,2,3,4,5,6))</text:span></text:span></text:p>
      <text:p text:style-name="P17"><text:span text:style-name="Strong_20_Emphasis"><text:span text:style-name="T7">This thing we can do in one line also by simply “ return sum(args) ” from the function.</text:span></text:span></text:p>
      <text:p text:style-name="P20"><text:soft-page-break/><text:span text:style-name="Strong_20_Emphasis"><text:span text:style-name="T17">8&gt;. What is the difference between shallow copy and deep copy in Python? When do we use each?</text:span></text:span></text:p>
      <text:p text:style-name="Text_20_body"><text:span text:style-name="Strong_20_Emphasis"><text:span text:style-name="T3">A shallow copy creates a new object but copies references of nested objects. So changes in nested mutable objects affect both copies.</text:span></text:span></text:p>
      <text:p text:style-name="Text_20_body">A deep copy creates a completely independent copy of the object and all nested objects. Changes in the copy do not affect the original.</text:p>
      <text:p text:style-name="Text_20_body"><text:span text:style-name="Strong_20_Emphasis"><text:span text:style-name="T4">I use shallow copy when I only need to duplicate the outer container and either the nested objects are immutable or I do not plan to modify them. It is more memory-efficient and faster than deep copy.</text:span></text:span></text:p>
      <text:p text:style-name="Text_20_body"><text:span text:style-name="Strong_20_Emphasis"><text:span text:style-name="T4"/></text:span></text:p>
      <text:p text:style-name="P21"><text:span text:style-name="Strong_20_Emphasis"><text:span text:style-name="T18">9&gt;. What is mutability in Python? Why are strings immutable but lists mutable?</text:span></text:span></text:p>
      <text:p text:style-name="Text_20_body"><text:span text:style-name="Strong_20_Emphasis"><text:span text:style-name="T4">Mutability means whether an object can be changed after creation.<text:line-break/>Strings are immutable mainly for memory optimization and hashability. Since strings are often reused, immutability allows Python to safely share memory and use them as dictionary keys.<text:line-break/>Lists are mutable because they are designed for dynamic data storage where elements are frequently modified.</text:span></text:span></text:p>
      <text:p text:style-name="Text_20_body"><text:span text:style-name="Strong_20_Emphasis"><text:span text:style-name="T11"/></text:span></text:p>
      <text:p text:style-name="P22"><text:span text:style-name="Strong_20_Emphasis"><text:span text:style-name="T19">10&gt;. What is the difference between </text:span></text:span><text:span text:style-name="Strong_20_Emphasis"><text:span text:style-name="Source_20_Text"><text:span text:style-name="T19">==</text:span></text:span></text:span><text:span text:style-name="Strong_20_Emphasis"><text:span text:style-name="T19"> and </text:span></text:span><text:span text:style-name="Strong_20_Emphasis"><text:span text:style-name="Source_20_Text"><text:span text:style-name="T19">is</text:span></text:span></text:span><text:span text:style-name="Strong_20_Emphasis"><text:span text:style-name="T19"> in Python?</text:span></text:span></text:p>
      <text:p text:style-name="P18"><text:span text:style-name="Strong_20_Emphasis"><text:span text:style-name="Source_20_Text"><text:span text:style-name="T10">==</text:span></text:span></text:span><text:span text:style-name="Strong_20_Emphasis"><text:span text:style-name="T10"> compares the values of two objects, while </text:span></text:span><text:span text:style-name="Strong_20_Emphasis"><text:span text:style-name="Source_20_Text"><text:span text:style-name="T10">is</text:span></text:span></text:span><text:span text:style-name="Strong_20_Emphasis"><text:span text:style-name="T10"> compares their identity (memory location).<text:line-break/></text:span></text:span><text:span text:style-name="Strong_20_Emphasis"><text:span text:style-name="Source_20_Text"><text:span text:style-name="T10">is</text:span></text:span></text:span><text:span text:style-name="Strong_20_Emphasis"><text:span text:style-name="T10"> returns True only if both variables refer to the exact same object in memory.</text:span></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6"><text:soft-page-break/>CODING QUESTIONS</text:p>
      <text:p text:style-name="P10"/>
      <text:p text:style-name="P10"/>
      <text:p text:style-name="P1">#1&gt;. Write a Python program to check whether a given string is a palindrome.</text:p>
      <text:p text:style-name="P10"/>
      <text:p text:style-name="P10"/>
      <text:p text:style-name="P10">def check_pal(s):</text:p>
      <text:p text:style-name="P10"><text:s text:c="4"/>left=0</text:p>
      <text:p text:style-name="P10"><text:s text:c="4"/>right=len(s)-1</text:p>
      <text:p text:style-name="P10"><text:s text:c="4"/>while left &lt; right:</text:p>
      <text:p text:style-name="P10"><text:s text:c="8"/>if string[left].lower() != string[right].lower():</text:p>
      <text:p text:style-name="P10"><text:s text:c="12"/>return 0</text:p>
      <text:p text:style-name="P10"><text:s text:c="8"/>left+=1</text:p>
      <text:p text:style-name="P10"><text:s text:c="8"/>right-=1</text:p>
      <text:p text:style-name="P10"><text:s text:c="4"/>return 1</text:p>
      <text:p text:style-name="P10"/>
      <text:p text:style-name="P10">string='Nitin'</text:p>
      <text:p text:style-name="P10">if check_pal(string):</text:p>
      <text:p text:style-name="P10"><text:s text:c="4"/>print('palindrom string')</text:p>
      <text:p text:style-name="P10">else:</text:p>
      <text:p text:style-name="P10"><text:s text:c="4"/>print('not a palindrome string')</text:p>
      <text:p text:style-name="P10"/>
      <text:p text:style-name="P7"/>
      <text:p text:style-name="P9">#-------------------------------------------------------------------------------------</text:p>
      <text:p text:style-name="P9">#-------------------------------------------------------------------------------------</text:p>
      <text:p text:style-name="P7"/>
      <text:p text:style-name="P1">#2&gt;. Write a Python program to count the frequency of each character in a string.</text:p>
      <text:p text:style-name="P7"><text:s text:c="4"/></text:p>
      <text:p text:style-name="P7"/>
      <text:p text:style-name="P7">def freq_count(s):</text:p>
      <text:p text:style-name="P7"><text:s text:c="4"/>freq={}</text:p>
      <text:p text:style-name="P7"><text:s text:c="4"/>for item in s:</text:p>
      <text:p text:style-name="P7"><text:s text:c="8"/>freq[item]=freq.get(item,0)+1</text:p>
      <text:p text:style-name="P7"><text:s text:c="4"/>return freq <text:s text:c="3"/></text:p>
      <text:p text:style-name="P7"/>
      <text:p text:style-name="P7">string='listen'</text:p>
      <text:p text:style-name="P7"/>
      <text:p text:style-name="P7">print(freq_count(string))</text:p>
      <text:p text:style-name="P7"/>
      <text:p text:style-name="P7">#-------------------------------------------------------------------------------------</text:p>
      <text:p text:style-name="P7">#-------------------------------------------------------------------------------------</text:p>
      <text:p text:style-name="P1"/>
      <text:p text:style-name="P1">#3&gt;. Check whether two strings are anagrams of each other.</text:p>
      <text:p text:style-name="P7"/>
      <text:p text:style-name="P7"/>
      <text:p text:style-name="P7">def check_anag(s1,s2):</text:p>
      <text:p text:style-name="P7"><text:s text:c="4"/>freq={}</text:p>
      <text:p text:style-name="P7"><text:s text:c="4"/></text:p>
      <text:p text:style-name="P7"><text:s text:c="4"/>if len(s1)!=len(s2):</text:p>
      <text:p text:style-name="P7"><text:s text:c="8"/>return 0</text:p>
      <text:p text:style-name="P7"><text:s text:c="4"/>else:</text:p>
      <text:p text:style-name="P7"><text:s text:c="8"/>for item in s1:</text:p>
      <text:p text:style-name="P7"><text:soft-page-break/><text:s text:c="12"/>freq[item]=freq.get(item,0)+1</text:p>
      <text:p text:style-name="P7"><text:s text:c="12"/></text:p>
      <text:p text:style-name="P7"><text:s text:c="8"/>for item2 in s2:</text:p>
      <text:p text:style-name="P7"><text:s text:c="12"/>if item2 not in freq or freq[item2]==0:</text:p>
      <text:p text:style-name="P7"><text:s text:c="16"/>return 0</text:p>
      <text:p text:style-name="P7"><text:s text:c="12"/>freq[item2]-=1 <text:s text:c="3"/></text:p>
      <text:p text:style-name="P7"><text:s text:c="8"/>return 1 <text:s text:c="3"/></text:p>
      <text:p text:style-name="P7"/>
      <text:p text:style-name="P7">string1='listen'</text:p>
      <text:p text:style-name="P7">string2='silent'</text:p>
      <text:p text:style-name="P7"/>
      <text:p text:style-name="P7">if check_anag(string1,string2):</text:p>
      <text:p text:style-name="P7"><text:s text:c="4"/>print("anagram strings")</text:p>
      <text:p text:style-name="P7">else:</text:p>
      <text:p text:style-name="P7"><text:s text:c="4"/>print("not anagram strings")</text:p>
      <text:p text:style-name="P7"/>
      <text:p text:style-name="P9">#-------------------------------------------------------------------------------------</text:p>
      <text:p text:style-name="P9">#-------------------------------------------------------------------------------------</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10T14:24:19.158446319</meta:creation-date>
    <dc:date>2026-02-11T16:40:29.284212561</dc:date>
    <meta:editing-duration>PT5H35M26S</meta:editing-duration>
    <meta:editing-cycles>22</meta:editing-cycles>
    <meta:generator>LibreOffice/7.3.7.2$Linux_X86_64 LibreOffice_project/30$Build-2</meta:generator>
    <meta:document-statistic meta:table-count="0" meta:image-count="0" meta:object-count="0" meta:page-count="5" meta:paragraph-count="98" meta:word-count="871" meta:character-count="6174" meta:non-whitespace-character-count="5130"/>
  </office:meta>
</office:document-meta>
</file>